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86" style:family="table-column">
      <style:table-column-properties fo:break-before="auto" style:column-width="1.4138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7547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28" style:family="table-column">
      <style:table-column-properties fo:break-before="auto" style:column-width="0.648in"/>
    </style:style>
    <style:style style:name="co41" style:family="table-column">
      <style:table-column-properties fo:break-before="auto" style:column-width="1.5201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87" style:family="table-column">
      <style:table-column-properties fo:break-before="auto" style:column-width="0.6591in"/>
    </style:style>
    <style:style style:name="co88" style:family="table-column">
      <style:table-column-properties fo:break-before="auto" style:column-width="0.8736in"/>
    </style:style>
    <style:style style:name="co89" style:family="table-column">
      <style:table-column-properties fo:break-before="auto" style:column-width="1.3925in"/>
    </style:style>
    <style:style style:name="co90" style:family="table-column">
      <style:table-column-properties fo:break-before="auto" style:column-width="0.9571in"/>
    </style:style>
    <style:style style:name="co91" style:family="table-column">
      <style:table-column-properties fo:break-before="auto" style:column-width="6.4327in"/>
    </style:style>
    <style:style style:name="co92" style:family="table-column">
      <style:table-column-properties fo:break-before="auto" style:column-width="1.5736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4571in" fo:break-before="auto" style:use-optimal-row-height="true"/>
    </style:style>
    <style:style style:name="ro41" style:family="table-row">
      <style:table-row-properties style:row-height="1.7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2.0028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ro46" style:family="table-row">
      <style:table-row-properties style:row-height="0.3382in" fo:break-before="auto" style:use-optimal-row-height="true"/>
    </style:style>
    <style:style style:name="ro47" style:family="table-row">
      <style:table-row-properties style:row-height="2.2154in" fo:break-before="auto" style:use-optimal-row-height="true"/>
    </style:style>
    <style:style style:name="ro48" style:family="table-row">
      <style:table-row-properties style:row-height="1.3972in" fo:break-before="auto" style:use-optimal-row-height="true"/>
    </style:style>
    <style:style style:name="ro49" style:family="table-row">
      <style:table-row-properties style:row-height="0.6409in" fo:break-before="auto" style:use-optimal-row-height="true"/>
    </style:style>
    <style:style style:name="ro50" style:family="table-row">
      <style:table-row-properties style:row-height="0.9429in" fo:break-before="auto" style:use-optimal-row-height="true"/>
    </style:style>
    <style:style style:name="ro51" style:family="table-row">
      <style:table-row-properties style:row-height="1.0764in" fo:break-before="auto" style:use-optimal-row-height="true"/>
    </style:style>
    <style:style style:name="ro52" style:family="table-row">
      <style:table-row-properties style:row-height="1.8425in" fo:break-before="auto" style:use-optimal-row-height="true"/>
    </style:style>
    <style:style style:name="ro53" style:family="table-row">
      <style:table-row-properties style:row-height="1.2457in" fo:break-before="auto" style:use-optimal-row-height="true"/>
    </style:style>
    <style:style style:name="ro54" style:family="table-row">
      <style:table-row-properties style:row-height="1.5319in" fo:break-before="auto" style:use-optimal-row-height="true"/>
    </style:style>
    <style:style style:name="ro55" style:family="table-row">
      <style:table-row-properties style:row-height="0.7764in" fo:break-before="auto" style:use-optimal-row-height="true"/>
    </style:style>
    <style:style style:name="ro56" style:family="table-row">
      <style:table-row-properties style:row-height="1.8736in" fo:break-before="auto" style:use-optimal-row-height="true"/>
    </style:style>
    <style:style style:name="ro57" style:family="table-row">
      <style:table-row-properties style:row-height="0.4756in" fo:break-before="auto" style:use-optimal-row-height="true"/>
    </style:style>
    <style:style style:name="ro58" style:family="table-row">
      <style:table-row-properties style:row-height="1.6866in" fo:break-before="auto" style:use-optimal-row-height="true"/>
    </style:style>
    <style:style style:name="ro59" style:family="table-row">
      <style:table-row-properties style:row-height="1.2319in" fo:break-before="auto" style:use-optimal-row-height="true"/>
    </style:style>
    <style:style style:name="ro60" style:family="table-row">
      <style:table-row-properties style:row-height="0.9311in" fo:break-before="auto" style:use-optimal-row-height="true"/>
    </style:style>
    <style:style style:name="ro61" style:family="table-row">
      <style:table-row-properties style:row-height="2.1425in" fo:break-before="auto" style:use-optimal-row-height="true"/>
    </style:style>
    <style:style style:name="ro62" style:family="table-row">
      <style:table-row-properties style:row-height="0.952in" fo:break-before="auto" style:use-optimal-row-height="true"/>
    </style:style>
    <style:style style:name="ro63" style:family="table-row">
      <style:table-row-properties style:row-height="1.09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style>
    <style:style style:name="ce1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6" style:family="table-cell" style:parent-style-name="Default" style:data-style-name="N100">
      <style:table-cell-properties fo:wrap-option="wrap"/>
      <style:text-properties style:font-name="Arial" style:font-name-asian="Arial Unicode MS1" style:font-name-complex="Arial Unicode MS1"/>
    </style:style>
    <style:style style:name="ce18" style:family="table-cell" style:parent-style-name="Default" style:data-style-name="N100">
      <style:table-cell-properties fo:background-color="transparent" fo:wrap-option="wrap"/>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20" style:family="table-cell" style:parent-style-name="Default">
      <style:table-cell-properties fo:wrap-option="wrap"/>
    </style:style>
    <style:style style:name="ce21" style:family="table-cell" style:parent-style-name="Default" style:data-style-name="N100">
      <style:table-cell-properties style:text-align-source="fix" style:repeat-content="false" fo:wrap-option="wrap"/>
      <style:paragraph-properties fo:text-align="star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style>
    <style:style style:name="ce3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36" style:family="table-cell" style:parent-style-name="Default" style:data-style-name="N100">
      <style:table-cell-properties fo:wrap-option="wrap"/>
      <style:text-properties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style>
    <style:style style:name="ce5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style>
    <style:style style:name="ce55" style:family="table-cell" style:parent-style-name="Default" style:data-style-name="N100">
      <style:table-cell-properties fo:wrap-option="wrap"/>
    </style:style>
    <style:style style:name="ce56"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70"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style>
    <style:style style:name="ce72" style:family="table-cell" style:parent-style-name="Default" style:data-style-name="N100">
      <style:table-cell-properties fo:wrap-option="wrap"/>
    </style:style>
    <style:style style:name="ce73"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26"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2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1" style:family="table-cell" style:parent-style-name="Default" style:data-style-name="N100">
      <style:table-cell-properties fo:wrap-option="wrap"/>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F" style:font-name-asian="F" style:font-name-complex="F" style:font-size-complex="5.65000009536743pt"/>
    </style:style>
    <style:style style:name="ce82"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font-name="F" fo:language="en" fo:country="US" style:font-name-asian="F" style:language-asian="en" style:country-asian="US" style:font-name-complex="F" style:font-size-complex="5.65000009536743pt" style:language-complex="en" style:country-complex="US"/>
    </style:style>
    <style:style style:name="ce84" style:family="table-cell" style:parent-style-name="Default" style:data-style-name="N100">
      <style:table-cell-properties fo:wrap-option="wrap"/>
      <style:text-properties style:font-name="F" fo:language="en" fo:country="US" style:font-name-asian="F" style:language-asian="en" style:country-asian="US" style:font-name-complex="F" style:font-size-complex="5.65000009536743pt" style:language-complex="en" style:country-complex="US"/>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24" style:family="text">
      <style:text-properties style:font-size-asian="10pt" style:font-size-complex="5.69999980926514pt"/>
    </style:style>
    <style:style style:name="T38" style:family="text">
      <style:text-properties fo:font-size="12pt" fo:font-weight="bold" style:font-size-asian="12pt" style:font-weight-asian="bold" style:font-size-complex="12pt" style:font-weight-complex="bold"/>
    </style:style>
    <style:style style:name="T39" style:family="text">
      <style:text-properties style:font-name-asian="F" style:font-name-complex="F" style:font-size-complex="5.69999980926514pt"/>
    </style:style>
    <style:style style:name="T40" style:family="text">
      <style:text-properties fo:font-size="10pt" style:font-name-asian="F" style:font-size-asian="10pt" style:font-name-complex="F" style:font-size-complex="5.69999980926514pt"/>
    </style:style>
    <style:style style:name="T41" style:family="text">
      <style:text-properties fo:font-weight="bold" style:font-name-asian="F" style:font-weight-asian="bold" style:font-name-complex="F" style:font-size-complex="5.69999980926514pt" style:font-weight-complex="bold"/>
    </style:style>
    <style:style style:name="T42" style:family="text">
      <style:text-properties fo:font-size="10pt" fo:font-weight="bold" style:font-name-asian="F" style:font-size-asian="10pt" style:font-weight-asian="bold" style:font-name-complex="F" style:font-size-complex="5.69999980926514pt" style:font-weight-complex="bold"/>
    </style:style>
    <style:style style:name="T43" style:family="text">
      <style:text-properties fo:font-size="12pt" fo:font-weight="bold" style:font-name-asian="F" style:font-size-asian="12pt" style:font-weight-asian="bold" style:font-name-complex="F" style:font-size-complex="12pt" style:font-weight-complex="bold"/>
    </style:style>
    <style:style style:name="T44" style:family="text">
      <style:text-properties style:font-name="F" style:font-name-asian="F" style:font-name-complex="F" style:font-size-complex="5.69999980926514pt"/>
    </style:style>
    <style:style style:name="T45" style:family="text">
      <style:text-properties style:font-name="F" fo:font-weight="bold" style:font-name-asian="F" style:font-weight-asian="bold" style:font-name-complex="F" style:font-size-complex="5.69999980926514pt" style:font-weight-complex="bold"/>
    </style:style>
    <style:style style:name="T46" style:family="text">
      <style:text-properties style:text-position="super 58%" style:font-name="F" fo:font-weight="bold" style:font-name-asian="F" style:font-weight-asian="bold" style:font-name-complex="F" style:font-size-complex="5.69999980926514pt" style:font-weight-complex="bold"/>
    </style:style>
    <style:style style:name="T47" style:family="text">
      <style:text-properties style:font-name="F" fo:font-size="10pt" style:font-name-asian="F" style:font-size-asian="10pt" style:font-name-complex="F" style:font-size-complex="5.69999980926514pt"/>
    </style:style>
    <style:style style:name="T48" style:family="text">
      <style:text-properties fo:font-size="11pt" fo:font-weight="bold" style:font-name-asian="F" style:font-size-asian="11pt" style:font-weight-asian="bold" style:font-name-complex="F" style:font-size-complex="11pt" style:font-weight-complex="bold"/>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92" table:default-cell-style-name="ce21"/>
        <table:table-column table:style-name="co4" table:number-columns-repeated="1018" table:default-cell-style-name="ce21"/>
        <table:table-row table:style-name="ro46">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47">
          <table:table-cell table:style-name="ce29" office:value-type="string">
            <text:p>19</text:p>
          </table:table-cell>
          <table:table-cell table:style-name="ce29" office:value-type="string">
            <text:p>233, 234</text:p>
          </table:table-cell>
          <table:table-cell table:style-name="ce29" office:value-type="string">
            <text:p>Fall of 1928</text:p>
          </table:table-cell>
          <table:table-cell table:style-name="ce29"/>
          <table:table-cell table:style-name="ce35"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ext:span><text:span text:style-name="T10">to </text:span><text:span text:style-name="T22">collect the </text:span><text:span text:style-name="T38">rays</text:span><text:span text:style-name="T22"> from the sun and produce heat powerful enough to melt down skyscrapers in a few </text:span><text:span text:style-name="T22">minutes. With these mirrors and the aid of electricity, they discovered a powerful </text:span><text:span text:style-name="T38">light ray </text:span><text:span text:style-name="T22">Robert knew </text:span><text:span text:style-name="T22">that this was going to be of great value in the coming war. </text:span><text:span text:style-name="T10">They named this machine </text:span><text:span text:style-name="T11">"The Demon of </text:span><text:span text:style-name="T11">Death."</text:span><text:span text:style-name="T10"> Miss Quinton had been very much interested in this machine during the course of construction, </text:span><text:span text:style-name="T10">and </text:span><text:span text:style-name="T22">she named it </text:span><text:span text:style-name="T11">"Spit-Fire"</text:span><text:span text:style-name="T10"> because</text:span><text:span text:style-name="T22"> it could send forth such powerful </text:span><text:span text:style-name="T11">sparks of fire, destroying </text:span><text:span text:style-name="T11">instantly any metal that it touched.</text:span><text:span text:style-name="T10"> They held a conference and agreed that this new discovery must be </text:span><text:span text:style-name="T10">kept secret and should never be used except in the defense of the United States in time of war and only </text:span><text:span text:style-name="T10">then if our country was in dire peril and unable to cope with the enemy. There was one </text:span><text:span text:style-name="T13">secret connected </text:span><text:span text:style-name="T13">with the machine that only Robert </text:span><text:span text:style-name="T10">knew. They intended to start to build a giant airship in a short time </text:span><text:span text:style-name="T10">equipped with "The Demon of Death." They figured it would send a </text:span><text:span text:style-name="T11">powerful death ray 3000 to 5000 </text:span><text:span text:style-name="T11">miles through space, destroying everything within a radius of 700 miles. </text:span><text:span text:style-name="T10">Work was started on the </text:span><text:span text:style-name="T10">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48">
          <table:table-cell office:value-type="string">
            <text:p>19</text:p>
          </table:table-cell>
          <table:table-cell office:value-type="string">
            <text:p>235</text:p>
          </table:table-cell>
          <table:table-cell table:style-name="ce29" office:value-type="string">
            <text:p>Fall of 1928</text:p>
          </table:table-cell>
          <table:table-cell/>
          <table:table-cell table:style-name="ce34"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text:span><text:span text:style-name="T8">of Death</text:span>," which Robert had worked on untiringly day and night, was a great triumph for him, but his wonderful energy had been exhausted.</text:p>
          </table:table-cell>
          <table:table-cell table:number-columns-repeated="1019"/>
        </table:table-row>
        <table:table-row table:style-name="ro49">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Demon of Death</text:span>" -- they could destroy the enemy's bases and fortifications;</text:p>
          </table:table-cell>
          <table:table-cell table:number-columns-repeated="1019"/>
        </table:table-row>
        <table:table-row table:style-name="ro50">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text:span><text:span text:style-name="T8">of 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51">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Death</text:span>," -- the great <text:span text:style-name="T8">light ray </text:span>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52">
          <table:table-cell table:style-name="ce80"/>
          <table:table-cell table:style-name="ce80" office:value-type="string">
            <text:p>310-311 (“ray” mentioned on pg. 311)</text:p>
          </table:table-cell>
          <table:table-cell table:style-name="ce80" office:value-type="string">
            <text:p>None given, but during the attack on Cairo, Illinois.</text:p>
          </table:table-cell>
          <table:table-cell table:style-name="ce80"/>
          <table:table-cell table:style-name="ce81" office:value-type="string">
            <text:p><text:span text:style-name="T39"><text:s/></text:span><text:span text:style-name="T39">Colonel Walter Kennelworth had been sent to Cairo with a new plane which had been completed by the </text:span><text:span text:style-name="T40">Major </text:span><text:span text:style-name="T40">Electric Co. [Per pg. 289, “planes like the Tokyo J-1 or better”]. <text:s/>This plane was equipped with an </text:span><text:span text:style-name="T41">electric machine</text:span><text:span text:style-name="T39"> </text:span><text:span text:style-name="T39">which could take the </text:span><text:span text:style-name="T41">electric current from the air, charge into the water, and destroy battleships for miles in </text:span><text:span text:style-name="T41">every direction</text:span><text:span text:style-name="T39">. He was circling the sky at a high altitude and watching for an opportunity. Finally, seeing the </text:span><text:span text:style-name="T39">airplanes receding from Cairo when they thought they had completed the destruction, </text:span><text:span text:style-name="T41">he pressed a button </text:span><text:span text:style-name="T39">and </text:span><text:span text:style-name="T39">turned loose the powerful</text:span><text:span text:style-name="T41"> electric ray</text:span><text:span text:style-name="T39">. In less than a minute every cruiser and hydroplane was blown to pieces or </text:span><text:span text:style-name="T39">burnt up by the </text:span><text:span text:style-name="T41">electric current</text:span><text:span text:style-name="T39">. The enemy lost every man on board their ships. While Cairo had been almost </text:span><text:span text:style-name="T39">completely destroyed, this was the first real victory for the United States since Colonel Gordon destroyed the "Tokyo </text:span><text:span text:style-name="T39">J-1." The news was flashed all over the United States and people on the Eastern Coast, from Boston to Miami, who </text:span><text:span text:style-name="T39">feared destruction at any minute, breathed a sigh of relief and hoped that this would turn the tide. The old-timers </text:span><text:span text:style-name="T39">talked about the Yankee ingenuity and said that the brains of the United States were the greatest in the world and </text:span><text:span text:style-name="T39">would find a way to overcome any obstacle and defeat the enemies no matter how powerful they were.</text:span></text:p>
          </table:table-cell>
          <table:table-cell table:style-name="ce80" office:value-type="string">
            <text:p>Connection to pg. 289.</text:p>
          </table:table-cell>
          <table:table-cell table:number-columns-repeated="1018"/>
        </table:table-row>
        <table:table-row table:style-name="ro4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4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3">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49">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4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54">
          <table:table-cell/>
          <table:table-cell office:value-type="string">
            <text:p>361-362 (DOD mentioned on pg. 361)</text:p>
          </table:table-cell>
          <table:table-cell office:value-type="string">
            <text:p>8 o'clock on the evening of June 8, [1932]</text:p>
          </table:table-cell>
          <table:table-cell/>
          <table:table-cell table:style-name="ce82" office:value-type="string">
            <text:p><text:span text:style-name="T39"><text:s/></text:span><text:span text:style-name="T39">At</text:span><text:span text:style-name="T41"> 8 o'clock on the evening of June 8th</text:span><text:span text:style-name="T39">, Supreme Commander Gordon stood near the "</text:span><text:span text:style-name="T41">Demon of Death</text:span><text:span text:style-name="T39">" watching </text:span><text:span text:style-name="T39">his different instruments and soon noticed on the other side of the room the radio interceptor start to work. He </text:span><text:span text:style-name="T39">stepped up to it and listened, caught the orders going from the different enemy headquarters, giving instructions for </text:span><text:span text:style-name="T39">the combined attack on New York City at </text:span><text:span text:style-name="T41">10 o'clock that night</text:span><text:span text:style-name="T39">. He immediately gave instructions for all the electric </text:span><text:span text:style-name="T39">lights to be kept on all night and all buildings to be well lighted to show his confidence and let the enemy know that </text:span><text:span text:style-name="T39">he expected the attack. Colonel Edna Kennelworth was ordered to instruct all army headquarters to send radio </text:span><text:span text:style-name="T39">messages to the enemy that Supreme Commander Gordon had ordered the City of New York and all buildings lighted</text:span></text:p>
            <text:p><text:span text:style-name="T39">up for the night so that they would not miss the city </text:span><text:span text:style-name="T40">and that he awaited their coming with pleasure. Asked </text:span><text:span text:style-name="T39">them not </text:span><text:span text:style-name="T39">to overlook the Mammouth Building which was 110 stories high; that he would he there alone, waiting for them to </text:span><text:span text:style-name="T39">destroy the building.</text:span></text:p>
          </table:table-cell>
          <table:table-cell office:value-type="string">
            <text:p>This is right before the attack on New York City.</text:p>
          </table:table-cell>
          <table:table-cell table:number-columns-repeated="1018"/>
        </table:table-row>
        <table:table-row table:style-name="ro54">
          <table:table-cell/>
          <table:table-cell office:value-type="string">
            <text:p>362</text:p>
          </table:table-cell>
          <table:table-cell office:value-type="string">
            <text:p>10 minutes after 10 o'clock [pm, June 8, 1932].</text:p>
          </table:table-cell>
          <table:table-cell/>
          <table:table-cell table:style-name="ce82" office:value-type="string">
            <text:p><text:span text:style-name="T39"><text:s/></text:span><text:span text:style-name="T39">When the news reached the enemy, they knew that in some way their plans had leaked out, but it was too late now to </text:span><text:span text:style-name="T39">make any change and to delay attack might mean defeat later, so the orders were carried out. About 10 minutes after </text:span><text:span text:style-name="T39">10 o'clock, Supreme Commander Gordon sighted the first airplane of the fleet approaching 40 or 50 miles up the </text:span><text:span text:style-name="T39">Hudson River. He watched them until they got within about 20 miles of New York City, near Yonkers, then he slowly </text:span><text:span text:style-name="T39">swung the "</text:span><text:span text:style-name="T41">Demon of Death</text:span><text:span text:style-name="T39">" around on the revolving base and turned on the rays, at the same time starting the</text:span></text:p>
            <text:p><text:span text:style-name="T39">sleeping gas machine working. He swept the territory for 50 or 60 miles in every direction, and as the rays from the </text:span><text:span text:style-name="T39">"</text:span><text:span text:style-name="T41">Demon of Death</text:span><text:span text:style-name="T39">" struck the enemy planes, their motors leaped into a liquid flame. Supreme Commander Gordon </text:span><text:span text:style-name="T39">saw that the "</text:span><text:span text:style-name="T41">Demon of Death</text:span><text:span text:style-name="T39">" was doing its work so he pressed a button and Colonel Edna Kennelworth appeared. </text:span><text:span text:style-name="T39">He told her to put on powerful glasses and to look at the planes going down. One by one she saw the motors </text:span><text:span text:style-name="T39">dissolved by the flame from the rays of the "</text:span><text:span text:style-name="T41">Demon of Death</text:span><text:span text:style-name="T39">" and the planes falling, one by one, to the ground.</text:span></text:p>
          </table:table-cell>
          <table:table-cell office:value-type="string">
            <text:p>Wave 1 (North) of the attack on New York City.</text:p>
          </table:table-cell>
          <table:table-cell table:number-columns-repeated="1018"/>
        </table:table-row>
        <table:table-row table:style-name="ro55">
          <table:table-cell/>
          <table:table-cell office:value-type="string">
            <text:p>362-363</text:p>
          </table:table-cell>
          <table:table-cell office:value-type="string">
            <text:p>A few minutes after the Northern army was wiped out.</text:p>
          </table:table-cell>
          <table:table-cell/>
          <table:table-cell table:style-name="ce83" office:value-type="string">
            <text:p><text:span text:style-name="T39"><text:s/></text:span><text:span text:style-name="T39">A few minutes after the Northern army was wiped out, the signal came that a great fleet of airplanes was making its </text:span><text:span text:style-name="T39">way across Long Island Sound. Supreme</text:span><text:span text:style-name="T40"> Commander Gordon swung the "</text:span><text:span text:style-name="T42">Demon of Death</text:span><text:span text:style-name="T40">" </text:span><text:span text:style-name="T39">around and watched the </text:span><text:span text:style-name="T39">approach of the enemy planes as they came out from the Atlantic Ocean and crossed Fire Island. He let them get </text:span><text:span text:style-name="T39">within </text:span><text:span text:style-name="T41">30 to 40 miles </text:span><text:span text:style-name="T39">as they came up across the Great South Bay, then he again turned loose the "</text:span><text:span text:style-name="T41">Demon of Death</text:span><text:span text:style-name="T39">." </text:span><text:span text:style-name="T39">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56">
          <table:table-cell/>
          <table:table-cell office:value-type="string">
            <text:p>363-364 (DOD on pg. 363)</text:p>
          </table:table-cell>
          <table:table-cell office:value-type="string">
            <text:p>A little while longer [after the Wave 2 (East) attack on NYC].</text:p>
          </table:table-cell>
          <table:table-cell/>
          <table:table-cell table:style-name="ce82" office:value-type="string">
            <text:p><text:span text:style-name="T39"><text:s/></text:span><text:span text:style-name="T39">He watched a little while longer and saw across Staten Island another flock of planes which he knew was coming </text:span><text:span text:style-name="T39">from Southern headquarters. He called Colonel Edna Kennelworth and said: "This time you may operate </text:span><text:span text:style-name="T43">'Spitfire'</text:span><text:span text:style-name="T39"> </text:span><text:span text:style-name="T39">and destroy the Southern wing." She was a little nervous at first but knowing what this great machine could do, she </text:span><text:span text:style-name="T39">turned it on, slowly lowered and raised it, moving to the right and left, until she gauged the distance of the </text:span><text:span text:style-name="T39">approaching planes. One by one she saw their motors turn to liquid fire and sink to the earth. Turning to Supreme </text:span><text:span text:style-name="T39">Commander Gordon she said, "Look." He focused his powerful glasses toward the South and saw that the air</text:span></text:p>
            <text:p><text:span text:style-name="T39">was clear. Turning around he said: "Edna, you are a wonderful woman and I am happy to have you take this part in </text:span><text:span text:style-name="T39">saving your country. This is the day of women and their influence must help to win war forever." "It seems a shame," </text:span><text:span text:style-name="T39">she replied, "that the lives of all these brave men from so many nations should be sacrificed. Among the planes that </text:span><text:span text:style-name="T39">went down by the thousands, I could see some were </text:span><text:span text:style-name="T41">English, German, Spanish, Austrian, Russian, Japanese, </text:span><text:span text:style-name="T41">Turkish, and Arabian planes</text:span><text:span text:style-name="T39">. Certainly almost the entire world is</text:span><text:span text:style-name="T40"> against us and we are winning. This must mean </text:span><text:span text:style-name="T40">the </text:span><text:span text:style-name="T39">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5">
          <table:table-cell/>
          <table:table-cell office:value-type="string">
            <text:p>367</text:p>
          </table:table-cell>
          <table:table-cell office:value-type="string">
            <text:p>None given, but right after Wave 4 (West) of the attack on NYC.</text:p>
          </table:table-cell>
          <table:table-cell/>
          <table:table-cell table:style-name="ce82" office:value-type="string">
            <text:p><text:span text:style-name="T39"><text:s/></text:span><text:span text:style-name="T39">His first thought was of Marie, his next thought was of his old friend Walter Kennelworth. He sent the first message </text:span><text:span text:style-name="T39">of the victory over his secret radio to him. "The enemy has attacked New York from four sides, more than 100,000 </text:span><text:span text:style-name="T39">strong. The '</text:span><text:span text:style-name="T41">Demon of Death</text:span><text:span text:style-name="T39">' has done its work. The Tunnel machines have performed a miracle. More than 50,000</text:span></text:p>
            <text:p><text:span text:style-name="T39">aviators are sleeping in our nets. Your great discovery has made this a painless victory. Edna, your noble wife, </text:span><text:span text:style-name="T39">performed the painless herculean task and played her part in the final stage of the great victory."</text:span></text:p>
          </table:table-cell>
          <table:table-cell office:value-type="string">
            <text:p>After Wave 4 (West) of the attack on New York City.</text:p>
          </table:table-cell>
          <table:table-cell table:number-columns-repeated="1018"/>
        </table:table-row>
        <table:table-row table:style-name="ro57">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44"><text:s/></text:span><text:span text:style-name="T44">Again in the 39th Chapter: 9th verse [of Ezekiel]: "Shall go forth and shall set on fire and burn the weapons, both the</text:span></text:p>
            <text:p><text:span text:style-name="T44">shields and the bucklers, the bows and the arrows, and the handstaves and the spears, and they shall burn them with </text:span><text:span text:style-name="T44">fire seven years." This meant the "</text:span><text:span text:style-name="T45">Demon of Death</text:span><text:span text:style-name="T44">" which had burned up the motors of the attacking airplanes.</text:span></text:p>
          </table:table-cell>
          <table:table-cell table:number-columns-repeated="1019"/>
        </table:table-row>
        <table:table-row table:style-name="ro52">
          <table:table-cell/>
          <table:table-cell office:value-type="string">
            <text:p>375</text:p>
          </table:table-cell>
          <table:table-cell office:value-type="string">
            <text:p>About 4:00 am [June 9, 1932].</text:p>
          </table:table-cell>
          <table:table-cell/>
          <table:table-cell office:value-type="string">
            <text:p><text:span text:style-name="T44">About 4 A.M. the President of the United States landed on the Mammouth Building in New York and </text:span><text:span text:style-name="T45">was taken </text:span><text:span text:style-name="T45">down in the elevator to the 110</text:span><text:span text:style-name="T46">th</text:span><text:span text:style-name="T45"> floor</text:span><text:span text:style-name="T44"> to Supreme Commander Gordon's office. He found Colonel Edna </text:span><text:span text:style-name="T44">Kennelworth </text:span><text:span text:style-name="T45">sentinel</text:span><text:span text:style-name="T44"> at the door. She had met the President before and after saluting him asked if he wished to see </text:span><text:span text:style-name="T44">Supreme Commander Gordon. He replied that he did and she immediately conducted him to his private office. The </text:span><text:span text:style-name="T44">President rushed in and found Supreme Commander Gordon sitting peacefully reading a newspaper. The President </text:span><text:span text:style-name="T44">could hardly believe it and asked him for the facts of the attack upon New York City and if all enemy planes had been </text:span><text:span text:style-name="T44">destroyed. Supreme Commander Gordon told the President that it was a fact. The President asked Supreme </text:span><text:span text:style-name="T44">Commander Gordon if there had been any losses to our airplane fleet in destroying the enemy and where our fleet </text:span><text:span text:style-name="T44">was now located. The Supreme Commander pointed to the "</text:span><text:span text:style-name="T45">Demon of Death</text:span><text:span text:style-name="T44">" and the sleeping gas machines and </text:span><text:span text:style-name="T44">said: "There is the fleet which has destroyed and captured probably </text:span><text:span text:style-name="T45">100,000 of the enemy's planes</text:span><text:span text:style-name="T44">. Mr. President,</text:span></text:p>
            <text:p><text:span text:style-name="T44">would you like to go on a little sight-seeing expedition?" The President said that he would. </text:span><text:span text:style-name="T45">A button was pressed</text:span><text:span text:style-name="T44"> </text:span><text:span text:style-name="T44">and in a few minutes "Marie the Angel of Mercy," Robert's big ship, appeared in front of the window.</text:span></text:p>
          </table:table-cell>
          <table:table-cell table:number-columns-repeated="1019"/>
        </table:table-row>
        <table:table-row table:style-name="ro58">
          <table:table-cell/>
          <table:table-cell office:value-type="string">
            <text:p>376</text:p>
          </table:table-cell>
          <table:table-cell office:value-type="string">
            <text:p>About 4:00 am [June 9, 1932].</text:p>
          </table:table-cell>
          <table:table-cell/>
          <table:table-cell table:style-name="ce83" office:value-type="string">
            <text:p>Supreme Commander Gordon then explained fully the working of the "<text:span text:style-name="T8">Demon of Death</text:span>" to the President. <text:span text:style-name="T47"><text:s/>They </text:span><text:span text:style-name="T47">stepped upon board "Marie the Angel of Mercy," </text:span><text:span text:style-name="T10">sailed out across Long Island, slowed the plane down, drifted very </text:span><text:span text:style-name="T10">low and passed over the thousands of airplanes which had been destroyed. They sailed over </text:span><text:span text:style-name="T11">Staten Island</text:span><text:span text:style-name="T10"> and saw </text:span><text:span text:style-name="T10">the wrecks of the planes which had been destroyed there. Then swung up the </text:span><text:span text:style-name="T11">Hudson River</text:span><text:span text:style-name="T10"> above Yonkers, </text:span><text:span text:style-name="T10">descended close to the water and </text:span><text:span text:style-name="T11">anchored in the air</text:span><text:span text:style-name="T10">. The President had never been on an airship that was anchored </text:span><text:span text:style-name="T10">in the air and was amazed at Supreme Commander Gordon's marvelous invention. He handed the President</text:span><text:span text:style-name="T11"> a pair of </text:span><text:span text:style-name="T11">powerful field glasses</text:span><text:span text:style-name="T10"> and told him to take a look. The river was almost choked with the wrecks of the airplanes </text:span><text:span text:style-name="T10">which had gone down defying the "</text:span><text:span text:style-name="T11">Demon of Death</text:span><text:span text:style-name="T10">." Bodies of aviators wearing the uniforms of the </text:span><text:span text:style-name="T11">various </text:span><text:span text:style-name="T11">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59">
          <table:table-cell/>
          <table:table-cell office:value-type="string">
            <text:p>378</text:p>
          </table:table-cell>
          <table:table-cell office:value-type="string">
            <text:p>The forenoon of June 9 [1932].</text:p>
          </table:table-cell>
          <table:table-cell/>
          <table:table-cell table:style-name="ce83" office:value-type="string">
            <text:p><text:span text:style-name="T10"><text:s/></text:span><text:span text:style-name="T10">On their </text:span><text:span text:style-name="T11">return</text:span><text:span text:style-name="T10"> all was quiet in New York City. No one knew what had happened that night. The President could not </text:span><text:span text:style-name="T10">find words to express his appreciation for this wonderful work. He asked the Supreme Commander what his future </text:span><text:span text:style-name="T10">plans s</text:span><text:span text:style-name="T47">ere. </text:span><text:span text:style-name="T10">Supreme Commander Gordon told the President to read the Bible, especially Daniel's prophecy and the </text:span><text:span text:style-name="T10">book of Ezekiel, and he would know what was yet to take place. It was agreed that the news of the success with the </text:span><text:span text:style-name="T10">"</text:span><text:span text:style-name="T11">Demon of Death</text:span><text:span text:style-name="T10">" and the sleeping gas machine was to be kept secret and that the President was the only one to </text:span><text:span text:style-name="T10">know of Robert's great invention. <text:s/></text:span><text:span text:style-name="T47"><text:s/>The President returned to Washington on the forenoon </text:span><text:span text:style-name="T10">of June 9th, feeling much </text:span><text:span text:style-name="T10">elated over the wonderful victory, proud of his native land and thankful that the Divine Power had given them the </text:span><text:span text:style-name="T10">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60">
          <table:table-cell/>
          <table:table-cell office:value-type="string">
            <text:p>382</text:p>
          </table:table-cell>
          <table:table-cell office:value-type="string">
            <text:p>Early part of July 1932.</text:p>
          </table:table-cell>
          <table:table-cell/>
          <table:table-cell table:style-name="ce82" office:value-type="string">
            <text:p><text:span text:style-name="T39"><text:s/></text:span><text:span text:style-name="T39">The United States Army scouting planes reported that the enemy scouts were going out more frequently each night</text:span></text:p>
            <text:p><text:span text:style-name="T39">and some of them had been seen 50,000 or 60,000 feet in the air. They thought that they were getting ready to make </text:span><text:span text:style-name="T39">another attack and were trying to get a line on what the United States forces were planning to do. The Supreme </text:span><text:span text:style-name="T39">Commander went to </text:span><text:span text:style-name="T41">Washington</text:span><text:span text:style-name="T39"> to test out the "</text:span><text:span text:style-name="T41">Demon of Death</text:span><text:span text:style-name="T39">" which had been </text:span><text:span text:style-name="T41">installed in the Capitol </text:span><text:span text:style-name="T41">Building</text:span><text:span text:style-name="T39"> and found it in good working </text:span><text:span text:style-name="T41">order</text:span><text:span text:style-name="T39">. A sleeping gas distributing machine and the Tunnel machine had been </text:span><text:span text:style-name="T39">set up there and he also tested them out.</text:span></text:p>
          </table:table-cell>
          <table:table-cell office:value-type="string">
            <text:p>Before the attack on Washington.</text:p>
          </table:table-cell>
          <table:table-cell table:number-columns-repeated="1018"/>
        </table:table-row>
        <table:table-row table:style-name="ro61">
          <table:table-cell/>
          <table:table-cell office:value-type="string">
            <text:p>382-383 (DOD mentioned on pg. 382)</text:p>
          </table:table-cell>
          <table:table-cell office:value-type="string">
            <text:p>Early part of July [1932]. <text:s/>July 2, [1932].</text:p>
          </table:table-cell>
          <table:table-cell/>
          <table:table-cell table:style-name="ce82" office:value-type="string">
            <text:p><text:span text:style-name="T39"><text:s/></text:span><text:span text:style-name="T39">In view of the splendid work done by Colonel Edna Kennelworth at the time of the attack on New York City, </text:span><text:span text:style-name="T39">Supreme Commander Gordon decided to send her to </text:span><text:span text:style-name="T41">Washington</text:span><text:span text:style-name="T39"> and put her in charge of the sleeping gas </text:span><text:span text:style-name="T39">distributing machine, the "</text:span><text:span text:style-name="T41">Demon of Death</text:span><text:span text:style-name="T39">," and the Tunnel machine. He instructed her that if an attack came upon </text:span><text:span text:style-name="T39">Washington, she was not to use the "</text:span><text:span text:style-name="T41">Demon of Death</text:span><text:span text:style-name="T39">" unless the sleeping gas failed or they </text:span><text:span text:style-name="T40"><text:s/>failed to get the enemy </text:span><text:span text:style-name="T40">aviators into the Tunnel thru </text:span><text:span text:style-name="T39">the Air. He believed that if attack came upon Washington, it would be the last and end </text:span><text:span text:style-name="T39">the war. Because his country had ever stood for </text:span><text:span text:style-name="T41">love</text:span><text:span text:style-name="T39"> and liberty, if its Capitol was attacked he wanted it to be saved </text:span><text:span text:style-name="T39">by a bloodless victory. It would mean much to the United States in future years if the </text:span><text:span text:style-name="T41">seat</text:span><text:span text:style-name="T39"> of government could</text:span></text:p>
            <text:p><text:span text:style-name="T39">be protected without taking the life of one of the enemy. With the Tunnel machine in New York, another one in </text:span><text:span text:style-name="T39">Cincinnati and a third machine in Washington, D. C., he would be able from New York City to place a Tunnel thru </text:span><text:span text:style-name="T39">the Air in every direction around Washington to capture the invading army of planes. Colonel Edna Kennelworth said </text:span><text:span text:style-name="T39">that she thought he was placing on </text:span><text:span text:style-name="T41">her shoulders</text:span><text:span text:style-name="T39"> a great responsibility, but that if he had confidence in her, she </text:span><text:span text:style-name="T39">would go and do her best. He told her that she could not fail and that there was nothing to fear; that it would be much </text:span><text:span text:style-name="T39">easier now to protect Washington than it was New York from attack. So Colonel Edna Kennelworth went to </text:span><text:span text:style-name="T41">Washington</text:span><text:span text:style-name="T39">. She arrived there on </text:span><text:span text:style-name="T41">July 2nd</text:span><text:span text:style-name="T39">, and did not have long to wait before seeing action.</text:span></text:p>
          </table:table-cell>
          <table:table-cell office:value-type="string">
            <text:p>Before the attack on Washington.</text:p>
          </table:table-cell>
          <table:table-cell table:number-columns-repeated="1018"/>
        </table:table-row>
        <table:table-row table:style-name="ro60">
          <table:table-cell/>
          <table:table-cell office:value-type="string">
            <text:p>392-393 (DOD mentioned on pg. 392).</text:p>
          </table:table-cell>
          <table:table-cell office:value-type="string">
            <text:p>July 20, [1932].</text:p>
          </table:table-cell>
          <table:table-cell/>
          <table:table-cell table:style-name="ce82" office:value-type="string">
            <text:p><text:span text:style-name="T39"><text:s/></text:span><text:span text:style-name="T39">He called Colonel Walter Kennelworth and Colonel Edna Kennelworth to his headquarters. Thanked them for their </text:span><text:span text:style-name="T39">services to the country; assured them of his appreciation of their loyalty and devotion and promoted them to the rank </text:span><text:span text:style-name="T39">of General. He ordered </text:span><text:span text:style-name="T41">General Walter Kennelworth</text:span><text:span text:style-name="T39"> to take charge of headquarters in</text:span><text:span text:style-name="T40"> </text:span><text:span text:style-name="T42">New York</text:span><text:span text:style-name="T40">, operate the </text:span><text:span text:style-name="T40">sleeping gas machine and to use </text:span><text:span text:style-name="T39">the "</text:span><text:span text:style-name="T41">Demon of Death</text:span><text:span text:style-name="T39">" in case of emergency. However, he felt sure that there would </text:span><text:span text:style-name="T39">be no more attacks. General Edna Kennelworth was ordered to Washington to resume charge in the Capitol Building </text:span><text:span text:style-name="T39">and operate the machines for defense if necessary.</text:span></text:p>
          </table:table-cell>
          <table:table-cell office:value-type="string">
            <text:p>Right before RG's 7 days.</text:p>
          </table:table-cell>
          <table:table-cell table:number-columns-repeated="1018"/>
        </table:table-row>
        <table:table-row table:style-name="ro55">
          <table:table-cell/>
          <table:table-cell table:style-name="ce14" office:value-type="float" office:value="393">
            <text:p>393</text:p>
          </table:table-cell>
          <table:table-cell office:value-type="string">
            <text:p>July 20, [1932].</text:p>
          </table:table-cell>
          <table:table-cell table:style-name="ce14"/>
          <table:table-cell table:style-name="ce84" office:value-type="string">
            <text:p><text:s/>He ordered all of the countries notified by radio that he would leave New York City on Marie the Angel of Mercy, which could make 1000 miles an hour, and when he arrived in London and other cities everyone should be out of the buildings which he would destroy with the "<text:span text:style-name="T8">Demon of Death</text:span>"; that this was to be a mission of mercy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58">
          <table:table-cell/>
          <table:table-cell office:value-type="string">
            <text:p>393-394 (“death ray” mentioned on pg. 394).</text:p>
          </table:table-cell>
          <table:table-cell office:value-type="string">
            <text:p>7 am on July 21 [1932]. (RG's 7 days).</text:p>
          </table:table-cell>
          <table:table-cell/>
          <table:table-cell table:style-name="ce82" office:value-type="string">
            <text:p><text:span text:style-name="T39"><text:s/></text:span><text:span text:style-name="T39">At 7 A.M. on July 21st, Supreme Commander Gordon sailed away in the Marie the Angel </text:span><text:span text:style-name="T40">of Mercy and </text:span><text:span text:style-name="T42">in a little </text:span><text:span text:style-name="T42">over three hours</text:span><text:span text:style-name="T40"> he was over </text:span><text:span text:style-name="T39">London. He notified them to clear all the big buildings on Lombard and Downing </text:span><text:span text:style-name="T39">Streets. They were unable to see his plane or hear it but they knew that he was somewhere over London in the air. </text:span><text:span text:style-name="T39">The people were frightened and cleared out of the buildings. Women and children were taken away to </text:span><text:span text:style-name="T41">safety and</text:span></text:p>
            <text:p><text:span text:style-name="T41">slowly</text:span><text:span text:style-name="T39"> the</text:span><text:span text:style-name="T41"> death ray </text:span><text:span text:style-name="T39">started to do its work. The big buildings crumbled away, slowly melting down as tho they were </text:span><text:span text:style-name="T39">butter. The people fell upon their knees in the streets and prayed to God to save them from this great invisible force. </text:span><text:span text:style-name="T39">Many people believed that it was an unseen power from heaven that had come to destroy the world and that this was </text:span><text:span text:style-name="T39">the end of the world. When he had completed the destruction of enough buildings to show them his power, he circled </text:span><text:span text:style-name="T39">over London time and time again, sending forth the sleeping gas and the people all succumbed and went to sleep. </text:span><text:span text:style-name="T39">With the power from his machine he extinguished all the electric lights in the city and left it in darkness. The news of </text:span><text:span text:style-name="T39">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57">
          <table:table-cell/>
          <table:table-cell office:value-type="string">
            <text:p>397</text:p>
          </table:table-cell>
          <table:table-cell office:value-type="string">
            <text:p>None given, but during RG's 7 days.</text:p>
          </table:table-cell>
          <table:table-cell/>
          <table:table-cell office:value-type="string">
            <text:p><text:span text:style-name="T44"><text:s/></text:span><text:span text:style-name="T44">From there he proceeded to the beautiful city of Vienna and having the people removed from the buildings,</text:span></text:p>
            <text:p><text:span text:style-name="T44">turned on the "</text:span><text:span text:style-name="T45">Demon of Death</text:span><text:span text:style-name="T44">" and melted the buildings down. Discharging sleeping gas from his machine, he said </text:span><text:span text:style-name="T44">good-bye to Vienna and proceeded to Moscow.</text:span></text:p>
          </table:table-cell>
          <table:table-cell office:value-type="string">
            <text:p>RG's 7 days.</text:p>
          </table:table-cell>
          <table:table-cell table:number-columns-repeated="1018"/>
        </table:table-row>
        <table:table-row table:style-name="ro58">
          <table:table-cell/>
          <table:table-cell office:value-type="string">
            <text:p>397</text:p>
          </table:table-cell>
          <table:table-cell office:value-type="string">
            <text:p>None given, but during RG's 7 days.</text:p>
          </table:table-cell>
          <table:table-cell/>
          <table:table-cell table:style-name="ce82" office:value-type="string">
            <text:p><text:span text:style-name="T10"><text:s/></text:span><text:span text:style-name="T10">The poor and uneducated people of </text:span><text:span text:style-name="T11">Russia</text:span><text:span text:style-name="T10"> had been warned of his coming. The newspapers told them what had </text:span><text:span text:style-name="T10">been happening in other cities, but the people refused to believe that they would not be destroyed. Many of them </text:span><text:span text:style-name="T10">rushed to the waters and drowned themselves. Others went to the forests to hide. Moscow was more excited than ever </text:span><text:span text:style-name="T10">before. People had been praying day and night before he arrived. Finally when he was over Moscow, he sent a radio </text:span><text:span text:style-name="T10">message that they should clear all the important buildings which he was going to destroy. He descended very low and </text:span><text:span text:style-name="T10">located the buildings and when he had been notified that the people had been moved to </text:span><text:span text:style-name="T11">safety</text:span><text:span text:style-name="T10">, turned on the "</text:span><text:span text:style-name="T11">Demon </text:span><text:span text:style-name="T11">of Death</text:span><text:span text:style-name="T10">." As the buildings leapt into flames and the people could see them, they were sure that this was the end of </text:span><text:span text:style-name="T10">the world and that God was destroying it by fire, because they were unable to see the source from which the </text:span><text:span text:style-name="T10">destruction was coming, the destroying rays from the machine being invisible and Marie the Angel of Mercy being </text:span><text:span text:style-name="T10">invisible. When he had flnished the </text:span><text:span text:style-name="T47">destruction of the buildings, he turned loose the sleeping </text:span><text:span text:style-name="T10">gas, darkened the city </text:span><text:span text:style-name="T10">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62">
          <table:table-cell/>
          <table:table-cell office:value-type="string">
            <text:p>398</text:p>
          </table:table-cell>
          <table:table-cell office:value-type="string">
            <text:p>None given, but during RG's 7 days.</text:p>
          </table:table-cell>
          <table:table-cell/>
          <table:table-cell table:style-name="ce82"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8">discharged the </text:span><text:span text:style-name="T9">death rays</text:span><text:span text:style-name="T8">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63">
          <table:table-cell/>
          <table:table-cell office:value-type="string">
            <text:p>398-399 (“death rays” split between the pages)</text:p>
          </table:table-cell>
          <table:table-cell office:value-type="string">
            <text:p>None given, but during RG's 7 days.</text:p>
          </table:table-cell>
          <table:table-cell/>
          <table:table-cell table:style-name="ce82" office:value-type="string">
            <text:p><text:span text:style-name="T39"><text:s/></text:span><text:span text:style-name="T39">The Japs had been the first to declare war upon the United States and make an attack and they must be taught a </text:span><text:span text:style-name="T39">lesson which they would remember so long as the world stood. He ordered all the men removed from their </text:span><text:span text:style-name="T39">battleships and proceeded to </text:span><text:span text:style-name="T41">discharge the </text:span><text:span text:style-name="T48">death rays</text:span><text:span text:style-name="T42"> into the water</text:span><text:span text:style-name="T40"> and destroy them. When he began </text:span><text:span text:style-name="T39">to destroy </text:span><text:span text:style-name="T39">the important buildings the people thought that it was another earthquake because they had not forgotten how their </text:span><text:span text:style-name="T39">buildings had crumbled down years before. He assured them that no lives would be taken, that they would be allowed </text:span><text:span text:style-name="T39">to sleep for 7 days in peace; leaving the city in darkness and the inhabitants asleep, he proceeded to Melbourne and </text:span><text:span text:style-name="T39">Sydney, Australia.</text:span></text:p>
          </table:table-cell>
          <table:table-cell office:value-type="string">
            <text:p>RG's 7 days. “death rays” (plural).</text:p>
          </table:table-cell>
          <table:table-cell table:number-columns-repeated="1018"/>
        </table:table-row>
        <table:table-row table:style-name="ro47">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82" office:value-type="string">
            <text:p><text:span text:style-name="T39"><text:s/></text:span><text:span text:style-name="T39">The City of Mexico was next notified that they would have the final and greatest demonstration of the power of </text:span><text:span text:style-name="T39">Marie the Angel of Mercy. The Mexicans and Spaniards knew that Supreme Commander Gordon was born in the </text:span><text:span text:style-name="T39">State of Texas. They remembered the Battle of the Alamo and Goliad. The poor class of Mexicans refused to believe </text:span><text:span text:style-name="T39">after Mexico had joined with Japan and Spain against the United States, that any Texan would spare their lives. They </text:span><text:span text:style-name="T39">had prayed day and night since they learned that the Supreme Commander of the United States with Marie the Angel </text:span><text:span text:style-name="T39">of Mercy was to visit them. He told them that this machine took its power from the air and that the </text:span><text:span text:style-name="T43">rays</text:span><text:span text:style-name="T39"> were </text:span><text:span text:style-name="T39">powerful enough to melt down the mountains and that he would destroy some of the mountains of Mexico and all the</text:span></text:p>
            <text:p><text:span text:style-name="T39">old pyramids. Before he reached the City of Mexico, </text:span><text:span text:style-name="T40"><text:s/>he anchored over a mountain, turned on the </text:span><text:span text:style-name="T43">death ray</text:span><text:span text:style-name="T40"> </text:span><text:span text:style-name="T39">and </text:span><text:span text:style-name="T39">the mountain crumbled to dust. The old pyramids were also destroyed. When he reached the City of Mexico, he </text:span><text:span text:style-name="T39">informed them that he had destroyed the mountains to fulfill the prophecies in the Bible which said that every </text:span><text:span text:style-name="T39">mountain should be laid low and every valley should be exalted. A large part of forces of the enemy and their officers </text:span><text:span text:style-name="T39">were located in the City of Mexico and they were notified to flee to the mountains and hills where they could watch </text:span><text:span text:style-name="T39">the destruction of the buildings. The Supreme Commander of the United States said that they would not be put to </text:span><text:span text:style-name="T39">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47" table:number-rows-repeated="1048544">
          <table:table-cell table:number-columns-repeated="1024"/>
        </table:table-row>
        <table:table-row table:style-name="ro47">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office:value-type="string">
            <text:p>19</text:p>
          </table:table-cell>
          <table:table-cell office:value-type="string">
            <text:p>235</text:p>
          </table:table-cell>
          <table:table-cell office:value-type="string">
            <text:p>Fall of 1928</text:p>
          </table:table-cell>
          <table:table-cell/>
          <table:table-cell table:style-name="ce17" office:value-type="string">
            <text:p><text:span text:style-name="T10"><text:s/></text:span><text:span text:style-name="T10">Everything moved along </text:span><text:span text:style-name="T10">smoothly after this. Walter and </text:span><text:span text:style-name="T10">Edna were happy in their work </text:span><text:span text:style-name="T10">and the Fall of 1928</text:span></text:p>
            <text:p><text:span text:style-name="T10">rewarded them with a new and </text:span><text:span text:style-name="T10">wonderful discovery. They had </text:span><text:span text:style-name="T10">been able to perfect a </text:span><text:span text:style-name="T11">machine </text:span><text:span text:style-name="T11">which would</text:span></text:p>
            <text:p><text:span text:style-name="T11">reflect light in such a way as </text:span><text:span text:style-name="T11">to make an airplane invisible</text:span><text:span text:style-name="T10"> </text:span><text:span text:style-name="T10">and this, together with Robert's </text:span><text:span text:style-name="T10">noiseless invention, </text:span><text:span text:style-name="T11">solved the </text:span><text:span text:style-name="T11">problem</text:span><text:span text:style-name="T10">. He knew now that in </text:span><text:span text:style-name="T10">time of war,</text:span><text:span text:style-name="T11"> the plane could </text:span><text:span text:style-name="T11">be used to sneak upon the </text:span><text:span text:style-name="T11">enemy and that they would </text:span><text:span text:style-name="T11">be unable to see or hear it</text:span><text:span text:style-name="T10">. </text:span><text:span text:style-name="T10">After holding a conference, they </text:span><text:span text:style-name="T10">decided that this invention, as </text:span><text:span text:style-name="T10">well as "The Demon of Death" </text:span><text:span text:style-name="T10">should not be patented or </text:span><text:span text:style-name="T10">offered for sale to any </text:span><text:span text:style-name="T10">Government, that they would </text:span><text:span text:style-name="T10">test it out and keep it a secret. </text:span><text:span text:style-name="T10">Here Robert's great generosity </text:span><text:span text:style-name="T10">showed itself again when he </text:span><text:span text:style-name="T10">decided that this invention </text:span><text:span text:style-name="T10">should be used in time of </text:span><text:span text:style-name="T10">greatest need for the benefit of </text:span><text:span text:style-name="T10">the United States. Walter said, </text:span><text:span text:style-name="T10">"Robert, love indeed does </text:span><text:span text:style-name="T10">make a great man, makes him </text:span><text:span text:style-name="T10">unselfish, causes him to think </text:span><text:span text:style-name="T10">of his country, of his mother, his </text:span><text:span text:style-name="T10">sweetheart and everything else </text:span><text:span text:style-name="T10">before himself. No wonder you </text:span><text:span text:style-name="T10">are making a success and </text:span><text:span text:style-name="T10">always will, because you are </text:span><text:span text:style-name="T10">doing right."</text:span></text:p>
          </table:table-cell>
          <table:table-cell office:value-type="string">
            <text:p>Regarding “solved the problem”, what is the problem referred to?</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26" office:value-type="string">
            <text:p>rluu: Post #22032 responds to someone who suggests that MaoM might be Venus angles of Mercury.</text:p>
          </table:table-cell>
          <table:table-cell table:style-name="ce2" table:number-columns-repeated="5"/>
          <table:table-cell table:number-columns-repeated="1018"/>
        </table:table-row>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19</text:p>
          </table:table-cell>
          <table:table-cell office:value-type="string">
            <text:p>234</text:p>
          </table:table-cell>
          <table:table-cell office:value-type="string">
            <text:p>Fall of 1928</text:p>
          </table:table-cell>
          <table:table-cell/>
          <table:table-cell table:style-name="ce17" office:value-type="string">
            <text:p><text:span text:style-name="T10"><text:s/></text:span><text:span text:style-name="T10">In the Fall of 1928, Robert and </text:span><text:span text:style-name="T10">Walter completed an invention </text:span><text:span text:style-name="T10">of Sun-mirrors, whereby they </text:span><text:span text:style-name="T10">were able to</text:span></text:p>
            <text:p><text:span text:style-name="T10">collect the rays from the sun </text:span><text:span text:style-name="T10">and produce heat powerful </text:span><text:span text:style-name="T10">enough to melt down </text:span><text:span text:style-name="T10">skyscrapers in a few minutes. </text:span><text:span text:style-name="T10">With these mirrors and the aid </text:span><text:span text:style-name="T10">of electricity, they discovered a </text:span><text:span text:style-name="T10">powerful light ray Robert knew </text:span><text:span text:style-name="T10">that this was going to be of </text:span><text:span text:style-name="T10">great value in the coming war. </text:span><text:span text:style-name="T10">They named this machine "The </text:span><text:span text:style-name="T10">Demon of Death." Miss Quinton </text:span><text:span text:style-name="T10">had been very much interested </text:span><text:span text:style-name="T10">in this machine during the </text:span><text:span text:style-name="T10">course of construction, and she </text:span><text:span text:style-name="T10">named it "Spit-Fire" because it </text:span><text:span text:style-name="T10">could send forth such powerful </text:span><text:span text:style-name="T10">sparks of fire, destroying </text:span><text:span text:style-name="T10">instantly any metal that it </text:span><text:span text:style-name="T10">touched.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1">They intended to start to </text:span><text:span text:style-name="T11">build a giant airship in a </text:span><text:span text:style-name="T11">short time equipped with </text:span><text:span text:style-name="T11">"The Demon of Death." They </text:span><text:span text:style-name="T11">figured it would send a </text:span><text:span text:style-name="T11">powerful death ray 3000 to </text:span><text:span text:style-name="T11">5000 miles through space, </text:span><text:span text:style-name="T11">destroying everything within </text:span><text:span text:style-name="T11">a radius of 700 miles. Work </text:span><text:span text:style-name="T11">was started on the new </text:span><text:span text:style-name="T11">machine with all secrecy. It </text:span><text:span text:style-name="T11">had already been christened </text:span><text:span text:style-name="T11">"Marie the Angel of Mercy."</text:span></text:p>
          </table:table-cell>
          <table:table-cell office:value-type="string">
            <text:p>MAM is equipped with the DOD</text:p>
          </table:table-cell>
          <table:table-cell table:number-columns-repeated="1018"/>
        </table:table-row>
        <table:table-row table:style-name="ro16">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text:span><text:span text:style-name="T10">made in aviation. Airplanes </text:span><text:span text:style-name="T10">were carrying mail at the rate of </text:span><text:span text:style-name="T10">300 miles per hour. Passenger </text:span><text:span text:style-name="T10">lines were now starting all over </text:span><text:span text:style-name="T10">the United States.</text:span><text:span text:style-name="T11"> "Marie the </text:span><text:span text:style-name="T11">Angel of Mercy," Robert's </text:span><text:span text:style-name="T11">great ship, was rapidly </text:span><text:span text:style-name="T11">nearing completion.</text:span><text:span text:style-name="T10"> The new </text:span><text:span text:style-name="T11">12-cylinder motor </text:span><text:span text:style-name="T10">had been </text:span><text:span text:style-name="T10">tested and the engineers had </text:span><text:span text:style-name="T10">estimated that they would attain </text:span><text:span text:style-name="T10">a</text:span><text:span text:style-name="T11"> speed</text:span></text:p>
            <text:p><text:span text:style-name="T11">of 1000 miles per hour</text:span><text:span text:style-name="T10">. </text:span><text:span text:style-name="T10">Robert was elated over the </text:span><text:span text:style-name="T10">success and knew that he </text:span><text:span text:style-name="T10">would now be prepared to help </text:span><text:span text:style-name="T10">his country in time of its </text:span><text:span text:style-name="T10">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7" office:value-type="string">
            <text:p><text:span text:style-name="T10"><text:s/></text:span><text:span text:style-name="T10">The new ship "Marie, the Angel </text:span><text:span text:style-name="T10">of Mercy," was now about </text:span><text:span text:style-name="T10">perfected, but Robert intended </text:span><text:span text:style-name="T10">that this should never be made</text:span></text:p>
            <text:p><text:span text:style-name="T10">known to the public until he had </text:span><text:span text:style-name="T10">it in perfect working order and it </text:span><text:span text:style-name="T10">was a success beyond doubt.</text:span></text:p>
          </table:table-cell>
          <table:table-cell table:number-columns-repeated="1019"/>
        </table:table-row>
        <table:table-row table:style-name="ro16">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text:span><text:span text:style-name="T10">gas] must be kept a secret until </text:span><text:span text:style-name="T10">time of war when with the new </text:span><text:span text:style-name="T10">ship "Marie the Angel of </text:span><text:span text:style-name="T10">Mercy," traveling</text:span><text:span text:style-name="T11"> 1000 miles </text:span><text:span text:style-name="T11">an hour</text:span><text:span text:style-name="T10">, they could go from </text:span><text:span text:style-name="T10">one city to another or from one </text:span><text:span text:style-name="T10">battlefield to another, </text:span><text:span text:style-name="T11">release </text:span><text:span text:style-name="T11">the gas and put everyone to </text:span><text:span text:style-name="T11">sleep for 7 days</text:span><text:span text:style-name="T10">. In the </text:span><text:span text:style-name="T10">meantime, with "The Demon of </text:span><text:span text:style-name="T10">Death" -- they could destroy the </text:span><text:span text:style-name="T10">enemy's bases and </text:span><text:span text:style-name="T10">fortifications; would be able to </text:span><text:span text:style-name="T10">make their own peace terms </text:span><text:span text:style-name="T10">with the enemy and at the </text:span><text:span text:style-name="T10">same time</text:span></text:p>
            <text:p><text:span text:style-name="T10">obey the divine command of </text:span><text:span text:style-name="T10">God "Thou shalt not kill.”</text:span></text:p>
          </table:table-cell>
          <table:table-cell office:value-type="string">
            <text:p>MAM can utilize sleeping gas.</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3">10/23/2012</text:date>, <text:time>05:45: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10-23T05:45:57</dc:date>
    <meta:editing-duration>P6DT7H1M19S</meta:editing-duration>
    <meta:editing-cycles>90</meta:editing-cycles>
    <meta:generator>LibreOffice/3.3$Unix LibreOffice_project/330m18$Build-4</meta:generator>
    <meta:document-statistic meta:table-count="15" meta:cell-count="471" meta:object-count="0"/>
  </office:meta>
</office:document-meta>
</file>